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office:value-type="string">
            <text:p>Data1</text:p>
          </table:table-cell>
          <table:table-cell table:style-name="Default" office:value-type="string">
            <text:p>Data2</text:p>
          </table:table-cell>
          <table:table-cell office:value-type="string">
            <text:p>Data3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0H00M00S">
            <text:p>10:00:00</text:p>
          </table:table-cell>
          <table:table-cell office:value-type="float" office:value="1.48">
            <text:p>1,48</text:p>
          </table:table-cell>
          <table:table-cell office:value-type="percentage" office:value="0.15">
            <text:p>15,00%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0H10M00S">
            <text:p>10:10:00</text:p>
          </table:table-cell>
          <table:table-cell office:value-type="float" office:value="17">
            <text:p>17</text:p>
          </table:table-cell>
          <table:table-cell office:value-type="percentage" office:value="0.17">
            <text:p>17,00%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0H20M00S">
            <text:p>10:20:00</text:p>
          </table:table-cell>
          <table:table-cell office:value-type="float" office:value="810">
            <text:p>810</text:p>
          </table:table-cell>
          <table:table-cell office:value-type="percentage" office:value="0.14">
            <text:p>14,00%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0H30M00S">
            <text:p>10:30:00</text:p>
          </table:table-cell>
          <table:table-cell office:value-type="float" office:value="48">
            <text:p>48</text:p>
          </table:table-cell>
          <table:table-cell table:style-name="Default"/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0H40M00S">
            <text:p>10:40:00</text:p>
          </table:table-cell>
          <table:table-cell office:value-type="float" office:value="41">
            <text:p>41</text:p>
          </table:table-cell>
          <table:table-cell office:value-type="percentage" office:value="0.15">
            <text:p>15,00%</text:p>
          </table:table-cell>
          <table:table-cell office:value-type="string">
            <text:p>&lt;NA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0H50M00S">
            <text:p>10:50:00</text:p>
          </table:table-cell>
          <table:table-cell/>
          <table:table-cell office:value-type="percentage" office:value="0.17">
            <text:p>17,00%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1H00M00S">
            <text:p>11:00:00</text:p>
          </table:table-cell>
          <table:table-cell office:value-type="float" office:value="1.48">
            <text:p>1,48</text:p>
          </table:table-cell>
          <table:table-cell office:value-type="percentage" office:value="0.14">
            <text:p>14,00%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1H10M00S">
            <text:p>11:10:00</text:p>
          </table:table-cell>
          <table:table-cell office:value-type="float" office:value="17">
            <text:p>17</text:p>
          </table:table-cell>
          <table:table-cell office:value-type="percentage" office:value="0.15">
            <text:p>15,00%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1H20M00S">
            <text:p>11:20:00</text:p>
          </table:table-cell>
          <table:table-cell office:value-type="float" office:value="810">
            <text:p>810</text:p>
          </table:table-cell>
          <table:table-cell office:value-type="percentage" office:value="0.17">
            <text:p>17,00%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1H30M00S">
            <text:p>11:30:00</text:p>
          </table:table-cell>
          <table:table-cell office:value-type="float" office:value="48">
            <text:p>48</text:p>
          </table:table-cell>
          <table:table-cell office:value-type="percentage" office:value="0.14">
            <text:p>14,00%</text:p>
          </table:table-cell>
          <table:table-cell office:value-type="string">
            <text:p>&lt;NA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1H40M00S">
            <text:p>11:40:00</text:p>
          </table:table-cell>
          <table:table-cell office:value-type="float" office:value="41">
            <text:p>41</text:p>
          </table:table-cell>
          <table:table-cell office:value-type="percentage" office:value="0.15">
            <text:p>15,00%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1H50M00S">
            <text:p>11:50:00</text:p>
          </table:table-cell>
          <table:table-cell office:value-type="float" office:value="1.48">
            <text:p>1,48</text:p>
          </table:table-cell>
          <table:table-cell office:value-type="percentage" office:value="0.17">
            <text:p>17,00%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2H00M00S">
            <text:p>12:00:00</text:p>
          </table:table-cell>
          <table:table-cell office:value-type="float" office:value="17">
            <text:p>17</text:p>
          </table:table-cell>
          <table:table-cell office:value-type="percentage" office:value="0.14">
            <text:p>14,00%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2H10M00S">
            <text:p>12:10:00</text:p>
          </table:table-cell>
          <table:table-cell office:value-type="float" office:value="810">
            <text:p>810</text:p>
          </table:table-cell>
          <table:table-cell table:style-name="Default"/>
          <table:table-cell office:value-type="float" office:value="13">
            <text:p>13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2H20M00S">
            <text:p>12:20:00</text:p>
          </table:table-cell>
          <table:table-cell office:value-type="float" office:value="48">
            <text:p>48</text:p>
          </table:table-cell>
          <table:table-cell table:style-name="Default"/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2H30M00S">
            <text:p>12:30:00</text:p>
          </table:table-cell>
          <table:table-cell office:value-type="float" office:value="41">
            <text:p>41</text:p>
          </table:table-cell>
          <table:table-cell table:style-name="Default"/>
          <table:table-cell office:value-type="string">
            <text:p>&lt;NA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2H40M00S">
            <text:p>12:40:00</text:p>
          </table:table-cell>
          <table:table-cell/>
          <table:table-cell table:style-name="Default"/>
          <table:table-cell office:value-type="float" office:value="1.43">
            <text:p>1,43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2H50M00S">
            <text:p>12:50:00</text:p>
          </table:table-cell>
          <table:table-cell/>
          <table:table-cell office:value-type="percentage" office:value="0.15">
            <text:p>15,00%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3H00M00S">
            <text:p>13:00:00</text:p>
          </table:table-cell>
          <table:table-cell/>
          <table:table-cell office:value-type="percentage" office:value="0.17">
            <text:p>17,00%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3H10M00S">
            <text:p>13:10:00</text:p>
          </table:table-cell>
          <table:table-cell office:value-type="float" office:value="1.48">
            <text:p>1,48</text:p>
          </table:table-cell>
          <table:table-cell office:value-type="percentage" office:value="0.14">
            <text:p>14,00%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3H20M00S">
            <text:p>13:20:00</text:p>
          </table:table-cell>
          <table:table-cell office:value-type="float" office:value="17">
            <text:p>17</text:p>
          </table:table-cell>
          <table:table-cell office:value-type="percentage" office:value="0.15">
            <text:p>15,00%</text:p>
          </table:table-cell>
          <table:table-cell office:value-type="string">
            <text:p>&lt;NA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3H30M00S">
            <text:p>13:30:00</text:p>
          </table:table-cell>
          <table:table-cell office:value-type="float" office:value="810">
            <text:p>810</text:p>
          </table:table-cell>
          <table:table-cell office:value-type="percentage" office:value="0.17">
            <text:p>17,00%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3H40M00S">
            <text:p>13:40:00</text:p>
          </table:table-cell>
          <table:table-cell office:value-type="float" office:value="48">
            <text:p>48</text:p>
          </table:table-cell>
          <table:table-cell office:value-type="percentage" office:value="0.14">
            <text:p>14,00%</text:p>
          </table:table-cell>
          <table:table-cell office:value-type="string">
            <text:p>&lt;NA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3H50M00S">
            <text:p>13:50:00</text:p>
          </table:table-cell>
          <table:table-cell office:value-type="float" office:value="41">
            <text:p>41</text:p>
          </table:table-cell>
          <table:table-cell office:value-type="percentage" office:value="0.15">
            <text:p>15,00%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4H00M00S">
            <text:p>14:00:00</text:p>
          </table:table-cell>
          <table:table-cell office:value-type="float" office:value="1.48">
            <text:p>1,48</text:p>
          </table:table-cell>
          <table:table-cell office:value-type="percentage" office:value="0.17">
            <text:p>17,00%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4H10M00S">
            <text:p>14:10:00</text:p>
          </table:table-cell>
          <table:table-cell office:value-type="float" office:value="17">
            <text:p>17</text:p>
          </table:table-cell>
          <table:table-cell office:value-type="percentage" office:value="0.14">
            <text:p>14,00%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4H20M00S">
            <text:p>14:20:00</text:p>
          </table:table-cell>
          <table:table-cell office:value-type="float" office:value="810">
            <text:p>810</text:p>
          </table:table-cell>
          <table:table-cell office:value-type="percentage" office:value="0.15">
            <text:p>15,00%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4H30M00S">
            <text:p>14:30:00</text:p>
          </table:table-cell>
          <table:table-cell office:value-type="float" office:value="48">
            <text:p>48</text:p>
          </table:table-cell>
          <table:table-cell office:value-type="percentage" office:value="0.17">
            <text:p>17,00%</text:p>
          </table:table-cell>
          <table:table-cell office:value-type="string">
            <text:p>&lt;NA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4H40M00S">
            <text:p>14:40:00</text:p>
          </table:table-cell>
          <table:table-cell office:value-type="float" office:value="41">
            <text:p>41</text:p>
          </table:table-cell>
          <table:table-cell office:value-type="percentage" office:value="0.14">
            <text:p>14,00%</text:p>
          </table:table-cell>
          <table:table-cell office:value-type="string">
            <text:p>&lt;NA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4H50M00S">
            <text:p>14:50:00</text:p>
          </table:table-cell>
          <table:table-cell/>
          <table:table-cell table:style-name="Default"/>
          <table:table-cell office:value-type="float" office:value="1.43">
            <text:p>1,43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5H00M00S">
            <text:p>15:00:00</text:p>
          </table:table-cell>
          <table:table-cell office:value-type="float" office:value="1.48">
            <text:p>1,48</text:p>
          </table:table-cell>
          <table:table-cell table:style-name="Default"/>
          <table:table-cell office:value-type="float" office:value="14">
            <text:p>14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5H10M00S">
            <text:p>15:10:00</text:p>
          </table:table-cell>
          <table:table-cell office:value-type="float" office:value="17">
            <text:p>17</text:p>
          </table:table-cell>
          <table:table-cell office:value-type="percentage" office:value="0.15">
            <text:p>15,00%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5H20M00S">
            <text:p>15:20:00</text:p>
          </table:table-cell>
          <table:table-cell office:value-type="float" office:value="810">
            <text:p>810</text:p>
          </table:table-cell>
          <table:table-cell office:value-type="percentage" office:value="0.17">
            <text:p>17,00%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5H30M00S">
            <text:p>15:30:00</text:p>
          </table:table-cell>
          <table:table-cell office:value-type="float" office:value="48">
            <text:p>48</text:p>
          </table:table-cell>
          <table:table-cell office:value-type="percentage" office:value="0.14">
            <text:p>14,00%</text:p>
          </table:table-cell>
          <table:table-cell office:value-type="string">
            <text:p>&lt;NA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5H40M00S">
            <text:p>15:40:00</text:p>
          </table:table-cell>
          <table:table-cell office:value-type="float" office:value="41">
            <text:p>41</text:p>
          </table:table-cell>
          <table:table-cell table:style-name="Default"/>
          <table:table-cell office:value-type="string">
            <text:p>&lt;NA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5H50M00S">
            <text:p>15:50:00</text:p>
          </table:table-cell>
          <table:table-cell office:value-type="float" office:value="810">
            <text:p>810</text:p>
          </table:table-cell>
          <table:table-cell office:value-type="percentage" office:value="0.14">
            <text:p>14,00%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6H00M00S">
            <text:p>16:00:00</text:p>
          </table:table-cell>
          <table:table-cell office:value-type="float" office:value="48">
            <text:p>48</text:p>
          </table:table-cell>
          <table:table-cell table:style-name="Default"/>
          <table:table-cell office:value-type="float" office:value="14">
            <text:p>14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6H10M00S">
            <text:p>16:10:00</text:p>
          </table:table-cell>
          <table:table-cell office:value-type="float" office:value="41">
            <text:p>41</text:p>
          </table:table-cell>
          <table:table-cell office:value-type="percentage" office:value="0.15">
            <text:p>15,00%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6H20M00S">
            <text:p>16:20:00</text:p>
          </table:table-cell>
          <table:table-cell/>
          <table:table-cell office:value-type="percentage" office:value="0.17">
            <text:p>17,00%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6H30M00S">
            <text:p>16:30:00</text:p>
          </table:table-cell>
          <table:table-cell office:value-type="float" office:value="1.48">
            <text:p>1,48</text:p>
          </table:table-cell>
          <table:table-cell office:value-type="percentage" office:value="0.14">
            <text:p>14,00%</text:p>
          </table:table-cell>
          <table:table-cell office:value-type="string">
            <text:p>&lt;NA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6H40M00S">
            <text:p>16:40:00</text:p>
          </table:table-cell>
          <table:table-cell office:value-type="float" office:value="17">
            <text:p>17</text:p>
          </table:table-cell>
          <table:table-cell/>
          <table:table-cell office:value-type="float" office:value="1.43">
            <text:p>1,43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6H50M00S">
            <text:p>16:50:00</text:p>
          </table:table-cell>
          <table:table-cell office:value-type="float" office:value="810">
            <text:p>810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date" office:date-value="2010-01-01">
            <text:p>01.01.10</text:p>
          </table:table-cell>
          <table:table-cell office:value-type="time" office:time-value="PT17H00M00S">
            <text:p>17:00:00</text:p>
          </table:table-cell>
          <table:table-cell office:value-type="float" office:value="48">
            <text:p>48</text:p>
          </table:table-cell>
          <table:table-cell office:value-type="percentage" office:value="0.15">
            <text:p>15,00%</text:p>
          </table:table-cell>
          <table:table-cell office:value-type="float" office:value="13">
            <text:p>13</text:p>
          </table:table-cell>
        </table:table-row>
        <table:table-row table:style-name="ro1" table:number-rows-repeated="2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/>
          <table:table-cell table:style-name="ce1"/>
          <table:table-cell/>
          <table:table-cell table:style-name="Default"/>
          <table:table-cell/>
        </table:table-row>
        <table:table-row table:style-name="ro1">
          <table:table-cell/>
          <table:table-cell table:style-name="ce1"/>
          <table:table-cell/>
          <table:table-cell table:style-name="Default"/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3">13.04.2011</text:date>, <text:time>09:08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30T09:01:10</meta:creation-date>
    <dc:date>2011-04-13T09:08:54</dc:date>
    <meta:editing-duration>PT00H04M36S</meta:editing-duration>
    <meta:editing-cycles>3</meta:editing-cycles>
    <meta:generator>OpenOffice.org/3.2$Linux OpenOffice.org_project/320m19$Build-9505</meta:generator>
    <meta:document-statistic meta:table-count="3" meta:cell-count="203" meta:object-count="0"/>
  </office:meta>
</office:document-meta>
</file>